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9d5" officeooo:paragraph-rsid="000309d5"/>
    </style:style>
    <style:style style:name="P2" style:family="paragraph" style:parent-style-name="Standard">
      <style:text-properties officeooo:rsid="000309d5" officeooo:paragraph-rsid="00075726"/>
    </style:style>
    <style:style style:name="P3" style:family="paragraph" style:parent-style-name="Standard">
      <style:text-properties officeooo:rsid="000309d5" officeooo:paragraph-rsid="0008c1b4"/>
    </style:style>
    <style:style style:name="P4" style:family="paragraph" style:parent-style-name="Standard">
      <style:text-properties officeooo:rsid="000309d5" officeooo:paragraph-rsid="0012f04e"/>
    </style:style>
    <style:style style:name="P5" style:family="paragraph" style:parent-style-name="Standard">
      <style:text-properties officeooo:rsid="000309d5" officeooo:paragraph-rsid="001c0f9b"/>
    </style:style>
    <style:style style:name="P6" style:family="paragraph" style:parent-style-name="Standard">
      <style:text-properties officeooo:rsid="000309d5" officeooo:paragraph-rsid="00223012"/>
    </style:style>
    <style:style style:name="P7" style:family="paragraph" style:parent-style-name="Standard">
      <style:text-properties officeooo:rsid="000309d5" officeooo:paragraph-rsid="004afa8e"/>
    </style:style>
    <style:style style:name="P8" style:family="paragraph" style:parent-style-name="Standard">
      <style:text-properties officeooo:rsid="000309d5" officeooo:paragraph-rsid="0050fd03"/>
    </style:style>
    <style:style style:name="P9" style:family="paragraph" style:parent-style-name="Standard">
      <style:text-properties officeooo:rsid="000309d5" officeooo:paragraph-rsid="00551eaa"/>
    </style:style>
    <style:style style:name="P10" style:family="paragraph" style:parent-style-name="Standard">
      <style:text-properties officeooo:rsid="000309d5" officeooo:paragraph-rsid="0058dca2"/>
    </style:style>
    <style:style style:name="P11" style:family="paragraph" style:parent-style-name="Standard">
      <style:text-properties officeooo:rsid="000309d5" officeooo:paragraph-rsid="005fcad0"/>
    </style:style>
    <style:style style:name="P12" style:family="paragraph" style:parent-style-name="Standard">
      <style:text-properties officeooo:rsid="000309d5" officeooo:paragraph-rsid="0067624e"/>
    </style:style>
    <style:style style:name="P13" style:family="paragraph" style:parent-style-name="Standard">
      <style:text-properties officeooo:rsid="000309d5" officeooo:paragraph-rsid="006a6cf9"/>
    </style:style>
    <style:style style:name="P14" style:family="paragraph" style:parent-style-name="Standard">
      <style:text-properties officeooo:rsid="000309d5" officeooo:paragraph-rsid="006e73ee"/>
    </style:style>
    <style:style style:name="P15" style:family="paragraph" style:parent-style-name="Standard">
      <style:text-properties officeooo:rsid="000309d5" officeooo:paragraph-rsid="00700c06"/>
    </style:style>
    <style:style style:name="P16" style:family="paragraph" style:parent-style-name="Standard">
      <style:text-properties officeooo:rsid="000309d5" officeooo:paragraph-rsid="0072e628"/>
    </style:style>
    <style:style style:name="P17" style:family="paragraph" style:parent-style-name="Standard">
      <style:text-properties officeooo:rsid="000309d5" officeooo:paragraph-rsid="007a8769"/>
    </style:style>
    <style:style style:name="P18" style:family="paragraph" style:parent-style-name="Standard">
      <style:text-properties officeooo:rsid="000309d5" officeooo:paragraph-rsid="007e2618"/>
    </style:style>
    <style:style style:name="P19" style:family="paragraph" style:parent-style-name="Standard">
      <style:text-properties officeooo:rsid="000309d5" officeooo:paragraph-rsid="0089581c"/>
    </style:style>
    <style:style style:name="P20" style:family="paragraph" style:parent-style-name="Standard">
      <style:text-properties officeooo:rsid="000309d5" officeooo:paragraph-rsid="008dde76"/>
    </style:style>
    <style:style style:name="P21" style:family="paragraph" style:parent-style-name="Standard">
      <style:text-properties officeooo:rsid="000309d5" officeooo:paragraph-rsid="00b11d5b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309d5" officeooo:paragraph-rsid="000309d5" style:font-weight-asian="bold" style:font-weight-complex="bold"/>
    </style:style>
    <style:style style:name="P23" style:family="paragraph" style:parent-style-name="Standard">
      <style:text-properties fo:font-weight="bold" officeooo:rsid="009dfcef" officeooo:paragraph-rsid="009dfcef" style:font-weight-asian="bold" style:font-weight-complex="bold"/>
    </style:style>
    <style:style style:name="P24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08c1b4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0309d5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12f04e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1c0f9b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3fb280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489ff2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50fd03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4afa8e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58dca2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551eaa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5fcad0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6a6cf9" style:font-style-asian="italic" style:font-weight-asian="bold" style:font-style-complex="italic" style:font-weight-complex="bold"/>
    </style:style>
    <style:style style:name="P36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6e73ee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700c06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72e628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7a8769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7e2618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8dde76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style:text-underline-style="none" fo:font-weight="bold" officeooo:rsid="000309d5" officeooo:paragraph-rsid="00391241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309d5" officeooo:paragraph-rsid="00075726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text-properties officeooo:rsid="000a7649" officeooo:paragraph-rsid="000a7649"/>
    </style:style>
    <style:style style:name="P45" style:family="paragraph" style:parent-style-name="Standard">
      <style:text-properties officeooo:rsid="000a7649" officeooo:paragraph-rsid="000c0301"/>
    </style:style>
    <style:style style:name="P46" style:family="paragraph" style:parent-style-name="Standard">
      <style:text-properties officeooo:rsid="000a7649" officeooo:paragraph-rsid="0014bd38"/>
    </style:style>
    <style:style style:name="P47" style:family="paragraph" style:parent-style-name="Standard">
      <style:text-properties officeooo:rsid="000a7649" officeooo:paragraph-rsid="0020ec9d"/>
    </style:style>
    <style:style style:name="P48" style:family="paragraph" style:parent-style-name="Standard">
      <style:text-properties officeooo:rsid="0014efa1" officeooo:paragraph-rsid="0014efa1"/>
    </style:style>
    <style:style style:name="P49" style:family="paragraph" style:parent-style-name="Standard">
      <style:text-properties officeooo:rsid="0014efa1" officeooo:paragraph-rsid="001923ad"/>
    </style:style>
    <style:style style:name="P50" style:family="paragraph" style:parent-style-name="Standard">
      <style:text-properties officeooo:rsid="001810e4" officeooo:paragraph-rsid="001810e4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0b92e7c" officeooo:paragraph-rsid="00b92e7c" style:font-weight-asian="bold" style:font-weight-complex="bold"/>
    </style:style>
    <style:style style:name="P52" style:family="paragraph" style:parent-style-name="Standard">
      <style:text-properties fo:font-style="normal" style:text-underline-style="none" fo:font-weight="normal" officeooo:rsid="000309d5" officeooo:paragraph-rsid="0039124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0309d5" officeooo:paragraph-rsid="003fb280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0309d5" officeooo:paragraph-rsid="00489ff2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495e58" officeooo:paragraph-rsid="00495e58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5723ed" officeooo:paragraph-rsid="005723ed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officeooo:rsid="0070ed8e" officeooo:paragraph-rsid="0070ed8e"/>
    </style:style>
    <style:style style:name="P58" style:family="paragraph" style:parent-style-name="Standard">
      <style:text-properties officeooo:rsid="009dfcef" officeooo:paragraph-rsid="009dfcef"/>
    </style:style>
    <style:style style:name="P59" style:family="paragraph" style:parent-style-name="Standard">
      <style:text-properties officeooo:rsid="00a50948" officeooo:paragraph-rsid="00a50948"/>
    </style:style>
    <style:style style:name="P60" style:family="paragraph" style:parent-style-name="Standard">
      <style:text-properties officeooo:rsid="00a50948" officeooo:paragraph-rsid="00a894b7"/>
    </style:style>
    <style:style style:name="P61" style:family="paragraph" style:parent-style-name="Standard">
      <style:text-properties officeooo:rsid="00a8d933" officeooo:paragraph-rsid="00a9e2a0"/>
    </style:style>
    <style:style style:name="P62" style:family="paragraph" style:parent-style-name="Standard">
      <style:text-properties officeooo:rsid="00a8d933" officeooo:paragraph-rsid="00b4c6e0"/>
    </style:style>
    <style:style style:name="P63" style:family="paragraph" style:parent-style-name="Standard">
      <style:text-properties officeooo:rsid="00b76fc8" officeooo:paragraph-rsid="00bf5e82"/>
    </style:style>
    <style:style style:name="P64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67624e" style:font-style-asian="italic" style:font-weight-asian="bold" style:font-style-complex="italic" style:font-weight-complex="bold"/>
    </style:style>
    <style:style style:name="P65" style:family="paragraph" style:parent-style-name="Standard">
      <style:text-properties fo:font-style="italic" style:text-underline-style="solid" style:text-underline-width="auto" style:text-underline-color="font-color" fo:font-weight="bold" officeooo:rsid="000309d5" officeooo:paragraph-rsid="0089581c" style:font-style-asian="italic" style:font-weight-asian="bold" style:font-style-complex="italic" style:font-weight-complex="bold"/>
    </style:style>
    <style:style style:name="T1" style:family="text">
      <style:text-properties officeooo:rsid="000309d5"/>
    </style:style>
    <style:style style:name="T2" style:family="text">
      <style:text-properties officeooo:rsid="00075726"/>
    </style:style>
    <style:style style:name="T3" style:family="text">
      <style:text-properties officeooo:rsid="0008c1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876ce" style:font-weight-asian="bold" style:font-weight-complex="bold"/>
    </style:style>
    <style:style style:name="T6" style:family="text">
      <style:text-properties officeooo:rsid="000c53c6"/>
    </style:style>
    <style:style style:name="T7" style:family="text">
      <style:text-properties officeooo:rsid="0010bc54"/>
    </style:style>
    <style:style style:name="T8" style:family="text">
      <style:text-properties officeooo:rsid="00126b66"/>
    </style:style>
    <style:style style:name="T9" style:family="text">
      <style:text-properties officeooo:rsid="0012f04e"/>
    </style:style>
    <style:style style:name="T10" style:family="text">
      <style:text-properties officeooo:rsid="0014bd38"/>
    </style:style>
    <style:style style:name="T11" style:family="text">
      <style:text-properties officeooo:rsid="0016685a"/>
    </style:style>
    <style:style style:name="T12" style:family="text">
      <style:text-properties officeooo:rsid="001c0f9b"/>
    </style:style>
    <style:style style:name="T13" style:family="text">
      <style:text-properties officeooo:rsid="001cced3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officeooo:rsid="002b2c23"/>
    </style:style>
    <style:style style:name="T17" style:family="text">
      <style:text-properties officeooo:rsid="002cda40"/>
    </style:style>
    <style:style style:name="T18" style:family="text">
      <style:text-properties officeooo:rsid="0031ca03"/>
    </style:style>
    <style:style style:name="T19" style:family="text">
      <style:text-properties officeooo:rsid="00342755"/>
    </style:style>
    <style:style style:name="T20" style:family="text">
      <style:text-properties officeooo:rsid="0035a1f7"/>
    </style:style>
    <style:style style:name="T21" style:family="text">
      <style:text-properties officeooo:rsid="00391241"/>
    </style:style>
    <style:style style:name="T22" style:family="text">
      <style:text-properties officeooo:rsid="003c0e90"/>
    </style:style>
    <style:style style:name="T23" style:family="text">
      <style:text-properties officeooo:rsid="003de2e0"/>
    </style:style>
    <style:style style:name="T24" style:family="text">
      <style:text-properties officeooo:rsid="003fb280"/>
    </style:style>
    <style:style style:name="T25" style:family="text">
      <style:text-properties officeooo:rsid="00409573"/>
    </style:style>
    <style:style style:name="T26" style:family="text">
      <style:text-properties officeooo:rsid="00428559"/>
    </style:style>
    <style:style style:name="T27" style:family="text">
      <style:text-properties officeooo:rsid="004516af"/>
    </style:style>
    <style:style style:name="T28" style:family="text">
      <style:text-properties officeooo:rsid="00489ff2"/>
    </style:style>
    <style:style style:name="T29" style:family="text">
      <style:text-properties officeooo:rsid="00495e58"/>
    </style:style>
    <style:style style:name="T30" style:family="text">
      <style:text-properties officeooo:rsid="004afa8e"/>
    </style:style>
    <style:style style:name="T31" style:family="text">
      <style:text-properties officeooo:rsid="004d5527"/>
    </style:style>
    <style:style style:name="T32" style:family="text">
      <style:text-properties officeooo:rsid="004ebb5e"/>
    </style:style>
    <style:style style:name="T33" style:family="text">
      <style:text-properties officeooo:rsid="0050fd03"/>
    </style:style>
    <style:style style:name="T34" style:family="text">
      <style:text-properties officeooo:rsid="00525525"/>
    </style:style>
    <style:style style:name="T35" style:family="text">
      <style:text-properties officeooo:rsid="0054296a"/>
    </style:style>
    <style:style style:name="T36" style:family="text">
      <style:text-properties officeooo:rsid="00551eaa"/>
    </style:style>
    <style:style style:name="T37" style:family="text">
      <style:text-properties officeooo:rsid="0056f11e"/>
    </style:style>
    <style:style style:name="T38" style:family="text">
      <style:text-properties officeooo:rsid="0058dca2"/>
    </style:style>
    <style:style style:name="T39" style:family="text">
      <style:text-properties officeooo:rsid="005c7cce"/>
    </style:style>
    <style:style style:name="T40" style:family="text">
      <style:text-properties officeooo:rsid="005fcad0"/>
    </style:style>
    <style:style style:name="T41" style:family="text">
      <style:text-properties officeooo:rsid="0061b8fd"/>
    </style:style>
    <style:style style:name="T42" style:family="text">
      <style:text-properties officeooo:rsid="00646161"/>
    </style:style>
    <style:style style:name="T43" style:family="text">
      <style:text-properties officeooo:rsid="0067624e"/>
    </style:style>
    <style:style style:name="T44" style:family="text">
      <style:text-properties officeooo:rsid="00695c25"/>
    </style:style>
    <style:style style:name="T45" style:family="text">
      <style:text-properties officeooo:rsid="00696293"/>
    </style:style>
    <style:style style:name="T46" style:family="text">
      <style:text-properties officeooo:rsid="006a6cf9"/>
    </style:style>
    <style:style style:name="T47" style:family="text">
      <style:text-properties officeooo:rsid="006be95a"/>
    </style:style>
    <style:style style:name="T48" style:family="text">
      <style:text-properties officeooo:rsid="006cf825"/>
    </style:style>
    <style:style style:name="T49" style:family="text">
      <style:text-properties officeooo:rsid="006e73ee"/>
    </style:style>
    <style:style style:name="T50" style:family="text">
      <style:text-properties officeooo:rsid="006ef853"/>
    </style:style>
    <style:style style:name="T51" style:family="text">
      <style:text-properties officeooo:rsid="00700c06"/>
    </style:style>
    <style:style style:name="T52" style:family="text">
      <style:text-properties officeooo:rsid="00711c67"/>
    </style:style>
    <style:style style:name="T53" style:family="text">
      <style:text-properties officeooo:rsid="0072e628"/>
    </style:style>
    <style:style style:name="T54" style:family="text">
      <style:text-properties officeooo:rsid="0074bc8e"/>
    </style:style>
    <style:style style:name="T55" style:family="text">
      <style:text-properties officeooo:rsid="0076d92f"/>
    </style:style>
    <style:style style:name="T56" style:family="text">
      <style:text-properties officeooo:rsid="007a8769"/>
    </style:style>
    <style:style style:name="T57" style:family="text">
      <style:text-properties officeooo:rsid="007ba16a"/>
    </style:style>
    <style:style style:name="T58" style:family="text">
      <style:text-properties officeooo:rsid="007bed51"/>
    </style:style>
    <style:style style:name="T59" style:family="text">
      <style:text-properties officeooo:rsid="007e2618"/>
    </style:style>
    <style:style style:name="T60" style:family="text">
      <style:text-properties officeooo:rsid="00807cf7"/>
    </style:style>
    <style:style style:name="T61" style:family="text">
      <style:text-properties officeooo:rsid="00854c8b"/>
    </style:style>
    <style:style style:name="T62" style:family="text">
      <style:text-properties officeooo:rsid="0089581c"/>
    </style:style>
    <style:style style:name="T63" style:family="text">
      <style:text-properties officeooo:rsid="008aacd3"/>
    </style:style>
    <style:style style:name="T64" style:family="text">
      <style:text-properties officeooo:rsid="008cf5b9"/>
    </style:style>
    <style:style style:name="T65" style:family="text">
      <style:text-properties officeooo:rsid="008dde76"/>
    </style:style>
    <style:style style:name="T66" style:family="text">
      <style:text-properties officeooo:rsid="008eeb01"/>
    </style:style>
    <style:style style:name="T67" style:family="text">
      <style:text-properties officeooo:rsid="008fff9e"/>
    </style:style>
    <style:style style:name="T68" style:family="text">
      <style:text-properties officeooo:rsid="00916575"/>
    </style:style>
    <style:style style:name="T69" style:family="text">
      <style:text-properties officeooo:rsid="0094ce63"/>
    </style:style>
    <style:style style:name="T70" style:family="text">
      <style:text-properties officeooo:rsid="0095ac6f"/>
    </style:style>
    <style:style style:name="T71" style:family="text">
      <style:text-properties officeooo:rsid="0097062a"/>
    </style:style>
    <style:style style:name="T72" style:family="text">
      <style:text-properties officeooo:rsid="00985063"/>
    </style:style>
    <style:style style:name="T73" style:family="text">
      <style:text-properties officeooo:rsid="009af04f"/>
    </style:style>
    <style:style style:name="T74" style:family="text">
      <style:text-properties officeooo:rsid="009d8a31"/>
    </style:style>
    <style:style style:name="T75" style:family="text">
      <style:text-properties officeooo:rsid="00a1055f"/>
    </style:style>
    <style:style style:name="T76" style:family="text">
      <style:text-properties officeooo:rsid="00a2f759"/>
    </style:style>
    <style:style style:name="T77" style:family="text">
      <style:text-properties officeooo:rsid="00a50948"/>
    </style:style>
    <style:style style:name="T78" style:family="text">
      <style:text-properties officeooo:rsid="00a6d09a"/>
    </style:style>
    <style:style style:name="T79" style:family="text">
      <style:text-properties officeooo:rsid="00a894b7"/>
    </style:style>
    <style:style style:name="T80" style:family="text">
      <style:text-properties officeooo:rsid="00b0d125"/>
    </style:style>
    <style:style style:name="T81" style:family="text">
      <style:text-properties officeooo:rsid="00b35aa7"/>
    </style:style>
    <style:style style:name="T82" style:family="text">
      <style:text-properties officeooo:rsid="00b876ce"/>
    </style:style>
    <style:style style:name="T83" style:family="text">
      <style:text-properties officeooo:rsid="00bc0f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formation of 26 Sources with no CO</text:p>
      <text:p text:style-name="P22"/>
      <text:p text:style-name="P51">*Note<text:span text:style-name="T83">s</text:span>: </text:p>
      <text:p text:style-name="P58">- Most of them are Radio Galaxies.</text:p>
      <text:p text:style-name="P58">- Some are Quasar<text:span text:style-name="T75">s</text:span>.</text:p>
      <text:p text:style-name="P58">- <text:span text:style-name="T76">2 s</text:span>ources with P<text:span text:style-name="T76">&lt;</text:span>…<text:span text:style-name="T76">&gt;</text:span>, no information.</text:p>
      <text:p text:style-name="P58"/>
      <text:p text:style-name="P23">- <text:span text:style-name="T77">3 sources with hight Tau353 values:</text:span></text:p>
      <text:p text:style-name="P60">+ 3c18 : <text:span text:style-name="T1">BLRG </text:span>(Broad-emission line Radio Galaxy) <text:span text:style-name="T78">(N(HI) planck/heiles = 2.03), good agreement between I353 and Tau353.</text:span></text:p>
      <text:p text:style-name="P61">+ 3c109: <text:s/><text:span text:style-name="T1">BLRG, </text:span>powerful RG, <text:span text:style-name="T78">(N(HI) planck/heiles = 2.15), good agreement between I353 and Tau353.</text:span></text:p>
      <text:p text:style-name="P62">+ 3c1<text:span text:style-name="T81">20</text:span>: <text:s/><text:span text:style-name="T1">Active galaxy, <text:s/>Nearby BLRG</text:span>, <text:span text:style-name="T78">(N(HI) planck/heiles = 1.84), good agreement between I353 and Tau353.</text:span></text:p>
      <text:p text:style-name="P62"/>
      <text:p text:style-name="P63">+ <text:span text:style-name="T82">3c273: Extensively studied flat-spectrum, radio-loud quasar, </text:span><text:span text:style-name="T5">bad</text:span><text:span text:style-name="T82"> agreement between I353 and Tau353, high I353 but low Tau353</text:span></text:p>
      <text:p text:style-name="P59"/>
      <text:p text:style-name="P1">DUST: 353GHz = 3.53E+11 Hz</text:p>
      <text:p text:style-name="P1"/>
      <text:p text:style-name="P43">0. 3c18</text:p>
      <text:p text:style-name="P2"><text:span text:style-name="T2">- Type: </text:span>BLRG FRII</text:p>
      <text:p text:style-name="P44">- Coordinates:</text:p>
      <text:p text:style-name="P1"><text:tab/>Equatorial (J2000.0) <text:s text:c="2"/>10.210293 <text:s text:c="2"/>10.056317 00h40m50.470s +10d03m22.74s</text:p>
      <text:p text:style-name="P1"><text:tab/>Galactic <text:s text:c="13"/>118.622245 <text:s/>-52.726715 <text:s text:c="8"/></text:p>
      <text:p text:style-name="P1">- <text:span text:style-name="T6">Flux:</text:span></text:p>
      <text:p text:style-name="P1"><text:tab/>22 GHz (VLA)<text:tab/> <text:s text:c="2"/>68.2<text:tab/>+/- 0.9<text:tab/>milliJy<text:tab/>2.24E+10Hz</text:p>
      <text:p text:style-name="P1"><text:tab/>160 microns (MIPS) &lt;37.8<text:tab/>milliJy<text:tab/>1.92E+12Hz</text:p>
      <text:p text:style-name="P1"/>
      <text:p text:style-name="P1"><text:span text:style-name="T15">Note:</text:span><text:span text:style-name="T14"> </text:span>good agreement <text:span text:style-name="T79">between </text:span>I353 and Tau353</text:p>
      <text:p text:style-name="P1"/>
      <text:p text:style-name="P24">1. 3c33</text:p>
      <text:p text:style-name="P3"><text:span text:style-name="T3">- Type: </text:span>Radio Galaxy 3C33</text:p>
      <text:p text:style-name="P45">- Coordinates:</text:p>
      <text:p text:style-name="P1"><text:tab/>Equatorial (J2000.0) <text:s/>17.2202442 <text:s/>13.3372789 01h08m52.858s +13d20m14.20s</text:p>
      <text:p text:style-name="P1"><text:tab/>Galactic <text:s text:c="12"/>129.4484150 -49.3136182 <text:s text:c="2"/></text:p>
      <text:p text:style-name="P1">-<text:span text:style-name="T13">Type: </text:span></text:p>
      <text:p text:style-name="P1"><text:tab/>70 microns (MIPS) <text:s text:c="3"/>145.5 milliJy<text:tab/>4.20E+12Hz</text:p>
      <text:p text:style-name="P1"><text:tab/>108.746 GHz (CARMA) <text:s/>31.8+/- 0.4 milliJy 1.09E+11Hz</text:p>
      <text:p text:style-name="P1"/>
      <text:p text:style-name="P25">2. 3c64</text:p>
      <text:p text:style-name="P1">- <text:span text:style-name="T7">Type:</text:span></text:p>
      <text:p text:style-name="P47">- Coordinates:</text:p>
      <text:p text:style-name="P1"><text:tab/>Equatorial (J2000.0) <text:s text:c="2"/>35.493959 <text:s text:c="3"/>8.451562 02h21m58.550s +08d27m05.62s</text:p>
      <text:p text:style-name="P1"><text:tab/>Galactic <text:s text:c="13"/>157.762234 <text:s/>-48.202224</text:p>
      <text:p text:style-name="P6">- <text:span text:style-name="T8">Flux:</text:span></text:p>
      <text:p text:style-name="P1"><text:tab/>10.7 GHz (NRAO)<text:tab/>0.50<text:tab/>+/- 0.03<text:tab/>Jy<text:tab/>1.07E+10Hz</text:p>
      <text:p text:style-name="P1"><text:tab/>8400 MHz<text:tab/><text:tab/>0.34<text:tab/>...<text:tab/><text:tab/>Jy<text:tab/>8.40E+09<text:span text:style-name="T74">Hz</text:span></text:p>
      <text:p text:style-name="P1"/>
      <text:p text:style-name="P26">3. 3c78</text:p>
      <text:p text:style-name="P4">- <text:span text:style-name="T9">Type: </text:span>WLRG, Radio-loud Sy 1 AGN, FR-I</text:p>
      <text:p text:style-name="P46">- Coordinates:</text:p>
      <text:p text:style-name="P1"><text:soft-page-break/><text:tab/>Equatorial (J2000.0) <text:s/>47.1092658 <text:s text:c="2"/>4.1109167 03h08m26.2238s +04d06m39.300s</text:p>
      <text:p text:style-name="P1"><text:tab/>Ecliptic <text:s text:c="2"/>(J2000.0) <text:s/>45.8370607 -12.9976340 <text:s text:c="2"/></text:p>
      <text:p text:style-name="P1"><text:tab/>Galactic <text:s text:c="12"/>174.8581271 -44.5133457 <text:s/></text:p>
      <text:p text:style-name="P1">- <text:span text:style-name="T10">Flux:</text:span></text:p>
      <text:p text:style-name="P1"><text:tab/>IRAS 100 microns<text:tab/>475.<text:tab/> <text:s text:c="8"/><text:tab/><text:tab/>milliJy<text:tab/>3.00E+12Hz</text:p>
      <text:p text:style-name="P1"><text:tab/>143 GHz (Planck)<text:tab/>0.61<text:tab/>+/- 0.06<text:tab/>Jy<text:tab/>1.43E+11Hz</text:p>
      <text:p text:style-name="P1"><text:s/></text:p>
      <text:p text:style-name="P25">4. 3c98</text:p>
      <text:p text:style-name="P49">- Type: <text:span text:style-name="T1">FRII radio galaxy.</text:span></text:p>
      <text:p text:style-name="P48">- <text:span text:style-name="T11">Coordinates:</text:span></text:p>
      <text:p text:style-name="P1"><text:tab/>Equatorial (J2000.0) <text:s/>59.7268408 <text:s/>10.4341758 03h58m54.442s +10d26m03.03s</text:p>
      <text:p text:style-name="P1"><text:tab/>Galactic <text:s text:c="12"/>179.8368889 -31.0530445</text:p>
      <text:p text:style-name="P1"/>
      <text:p text:style-name="P50">- Flux: </text:p>
      <text:p text:style-name="P1"><text:tab/>1 mm (IRAM 30m)<text:tab/>6.18+/- 1.54 milliJy<text:tab/>3.00E+11</text:p>
      <text:p text:style-name="P1"/>
      <text:p text:style-name="P1"/>
      <text:p text:style-name="P27">5. 3c109</text:p>
      <text:p text:style-name="P5"><text:span text:style-name="T12">- Type: </text:span>BLRG, powerful RG</text:p>
      <text:p text:style-name="P5">- <text:span text:style-name="T16">Coordinates:</text:span></text:p>
      <text:p text:style-name="P1"><text:tab/>Equatorial (J2000.0) <text:s text:c="2"/>63.418208 <text:s text:c="2"/>11.203833 <text:s/>04h13m40.37s <text:s/>+11d12m13.8s</text:p>
      <text:p text:style-name="P1"><text:tab/>Galactic <text:s text:c="13"/>181.826630 <text:s/>-27.776511 </text:p>
      <text:p text:style-name="P1">- <text:span text:style-name="T17">Flux:</text:span></text:p>
      <text:p text:style-name="P1"><text:tab/>1300 microns<text:tab/><text:tab/> 10.5<text:tab/>+/- 2.0<text:tab/>milliJy<text:tab/>2.31E+11Hz</text:p>
      <text:p text:style-name="P1"><text:tab/>IRAS 100 microns <text:s/><text:tab/>&lt;1200.<text:tab/> <text:tab/>milliJy<text:tab/>3.00E+12Hz</text:p>
      <text:p text:style-name="P1"/>
      <text:p text:style-name="P1"><text:span text:style-name="T4">Note:</text:span> good agreement I353 and Tau353</text:p>
      <text:p text:style-name="P1"/>
      <text:p text:style-name="P25">6. 3c120</text:p>
      <text:p text:style-name="P1"><text:span text:style-name="T18">- Type: </text:span>Nearby BLRG has been extensively studied (Baldwin et al. 1980). Its optical spectrum is quasar like: broad Balmer and FeII lines/ blends and strong [O III] λλ5007, 4959 lines with a blue continuum.</text:p>
      <text:p text:style-name="P1">Active galaxy 3C120.</text:p>
      <text:p text:style-name="P1">- <text:span text:style-name="T19">Coordinates:</text:span></text:p>
      <text:p text:style-name="P1"><text:tab/>Equatorial (J2000.0) <text:s/>68.2962313 <text:s text:c="2"/>5.3543389 04h33m11.0955s +05d21m15.620s</text:p>
      <text:p text:style-name="P1"><text:tab/>Galactic <text:s text:c="12"/>190.3729102 -27.3967909</text:p>
      <text:p text:style-name="P1">- <text:span text:style-name="T20">Flux:</text:span></text:p>
      <text:p text:style-name="P1"><text:tab/>375 GHz<text:tab/> <text:s text:c="15"/>1.00<text:tab/><text:tab/>+/- 0.20<text:tab/>Jy<text:tab/>3.75E+11Hz</text:p>
      <text:p text:style-name="P1"><text:tab/>850 microns (JCMT)<text:tab/> <text:s text:c="3"/>1821.3<text:tab/>...<text:tab/><text:tab/>milliJy<text:tab/>3.53E+11Hz</text:p>
      <text:p text:style-name="P1"><text:tab/>850 microns (JCMT)<text:tab/> <text:s text:c="3"/>821.5<text:tab/>...<text:tab/><text:tab/>milliJy<text:tab/>3.53E+11<text:span text:style-name="T80">Hz</text:span></text:p>
      <text:p text:style-name="P1"/>
      <text:p text:style-name="P21"><text:span text:style-name="T4">Note:</text:span> good agreement I353 and Tau353</text:p>
      <text:p text:style-name="P1"/>
      <text:p text:style-name="P42">7. 3c132</text:p>
      <text:p text:style-name="P52"><text:span text:style-name="T21">- Type: </text:span>RG</text:p>
      <text:p text:style-name="P52">- <text:span text:style-name="T22">Coordinates:</text:span></text:p>
      <text:p text:style-name="P1"><text:tab/>Equatorial (J2000.0) <text:s/>74.1793969 <text:s/>22.8228346 04h56m43.055s +22d49m22.20s</text:p>
      <text:p text:style-name="P1"><text:tab/>Galactic <text:s text:c="12"/>178.8595786 -12.5218663</text:p>
      <text:p text:style-name="P1">- <text:span text:style-name="T23">Flux:</text:span></text:p>
      <text:p text:style-name="P1"><text:tab/>14900 MHz<text:tab/>0.38<text:tab/>+/- .03<text:tab/>Jy<text:tab/>1.49E+10Hz</text:p>
      <text:p text:style-name="P1"/>
      <text:p text:style-name="P28">8. 3c138</text:p>
      <text:p text:style-name="P53"><text:soft-page-break/>- <text:span text:style-name="T24">Type: </text:span>quasar , active galaxy</text:p>
      <text:p text:style-name="P1">- <text:span text:style-name="T25">Coordinates:</text:span></text:p>
      <text:p text:style-name="P1"><text:tab/>Equatorial (J2000.0) <text:s/>80.2911917 <text:s/>16.6394586 05h21m09.8860s +16d38m22.051s</text:p>
      <text:p text:style-name="P1"><text:tab/>Galactic <text:s text:c="12"/>187.4049922 -11.3434214 <text:s/></text:p>
      <text:p text:style-name="P1">- <text:span text:style-name="T26">Flux</text:span></text:p>
      <text:p text:style-name="P1"><text:tab/>230 GHz<text:tab/><text:tab/><text:tab/>191<text:tab/>+/- 26<text:tab/>milliJy<text:tab/>2.30E+11Hz</text:p>
      <text:p text:style-name="P1"><text:tab/>170 microns (ISO)<text:tab/><text:tab/>27<text:tab/>+/- 39<text:tab/>milliJy<text:tab/>1.72E+12<text:span text:style-name="T27">Hz</text:span></text:p>
      <text:p text:style-name="P1"/>
      <text:p text:style-name="P29">9. 3c142.1</text:p>
      <text:p text:style-name="P54">- <text:span text:style-name="T28">Type: </text:span>RG</text:p>
      <text:p text:style-name="P55">- Coordinates:</text:p>
      <text:p text:style-name="P1"><text:tab/>Equatorial (J2000.0) <text:s text:c="2"/>82.872398 <text:s text:c="3"/>6.506941 05h31m29.375s +06d30m24.99s</text:p>
      <text:p text:style-name="P1"><text:tab/>Galactic <text:s text:c="13"/>197.616212 <text:s/>-14.511286 </text:p>
      <text:p text:style-name="P1">- <text:span text:style-name="T29">Flux:</text:span></text:p>
      <text:p text:style-name="P1"><text:tab/>10.7 GHz (NRAO)<text:tab/>0.46<text:tab/>+/- 0.13<text:tab/>Jy<text:tab/>1.07E+10Hz</text:p>
      <text:p text:style-name="P1"/>
      <text:p text:style-name="P25">10. p0531+19</text:p>
      <text:p text:style-name="P1"><text:tab/>P0531+19 l/b 186.760 −7.110</text:p>
      <text:p text:style-name="P1"/>
      <text:p text:style-name="P31">11. 3c192</text:p>
      <text:p text:style-name="P7">- <text:span text:style-name="T30">Type: </text:span>Radio galaxy</text:p>
      <text:p text:style-name="P7">- <text:span text:style-name="T31">Coordinates:</text:span></text:p>
      <text:p text:style-name="P1"><text:tab/>Equatorial (J2000.0) <text:s/>121.374500 <text:s text:c="2"/>24.167889 08h05m29.880s +24d10m04.40s</text:p>
      <text:p text:style-name="P1"><text:tab/>Galactic <text:s text:c="13"/>197.903916 <text:s text:c="2"/>26.393490</text:p>
      <text:p text:style-name="P1">- <text:span text:style-name="T32">Flux:</text:span></text:p>
      <text:p text:style-name="P1"><text:tab/>70 microns (MIPS)<text:tab/><text:tab/>15.1<text:tab/>...<text:tab/><text:tab/>milliJy<text:tab/>4.20E+12Hz</text:p>
      <text:p text:style-name="P1"><text:tab/>10.7 GHz (NRAO)<text:tab/><text:tab/>1.27<text:tab/>+/- 0.09<text:tab/>Jy<text:tab/>1.07E+10Hz</text:p>
      <text:p text:style-name="P1"/>
      <text:p text:style-name="P1"/>
      <text:p text:style-name="P30">12. 3c237</text:p>
      <text:p text:style-name="P8">- <text:span text:style-name="T33">Type: </text:span>FRII type 3C 237 radio galaxy</text:p>
      <text:p text:style-name="P8">- <text:span text:style-name="T34">Coordinates:</text:span></text:p>
      <text:p text:style-name="P1"><text:tab/>Equatorial (J2000.0) 152.0001248 <text:s text:c="2"/>7.5045406 10h08m00.030s +07d30m16.35s</text:p>
      <text:p text:style-name="P1"><text:tab/>Galactic <text:s text:c="12"/>232.1171115 <text:s/>46.6273394</text:p>
      <text:p text:style-name="P1">- <text:span text:style-name="T35">Flux:</text:span></text:p>
      <text:p text:style-name="P1"><text:tab/>31400 MHz<text:tab/>0.2<text:tab/>+/- .05<text:tab/>Jy<text:tab/>3.14E+10<text:span text:style-name="T73">Hz</text:span></text:p>
      <text:p text:style-name="P1"><text:tab/>14900 MHz<text:tab/>0.56<text:tab/>+/- .01<text:tab/>Jy<text:tab/>1.49E+10<text:span text:style-name="T73">Hz</text:span></text:p>
      <text:p text:style-name="P1"/>
      <text:p text:style-name="P33">13. 3c245</text:p>
      <text:p text:style-name="P9">- <text:span text:style-name="T36">Type: </text:span>quasar 3C245</text:p>
      <text:p text:style-name="P1">- <text:span text:style-name="T36">Coordinates:</text:span></text:p>
      <text:p text:style-name="P1"><text:tab/>Equatorial (J2000.0) 160.6858550 <text:s/>12.0586844 10h42m44.6052s +12d03m31.264s</text:p>
      <text:p text:style-name="P1"><text:tab/>Galactic <text:s text:c="12"/>233.1243711 <text:s/>56.3004893 <text:s text:c="2"/></text:p>
      <text:p text:style-name="P1">- <text:span text:style-name="T37">Flux:</text:span></text:p>
      <text:p text:style-name="P1"><text:tab/>31400 MHz<text:tab/>0.94<text:tab/>+/- .15<text:tab/><text:tab/>Jy<text:tab/>3.14E+10</text:p>
      <text:p text:style-name="P1"><text:tab/>14900 MHz<text:tab/>0.850<text:tab/>+/- 0.010<text:tab/>Jy<text:tab/>1.49E+10</text:p>
      <text:p text:style-name="P1"/>
      <text:p text:style-name="P25">14. p1055+20</text:p>
      <text:p text:style-name="P56">&lt;...&gt;</text:p>
      <text:p text:style-name="P1"/>
      <text:p text:style-name="P1"/>
      <text:p text:style-name="P32">15. 3c273</text:p>
      <text:p text:style-name="P10"><text:soft-page-break/>- <text:span text:style-name="T38">Type: </text:span>Extensively studied flat-spectrum, radio-loud quasar – the first quasar to be optically identified (Schmidt et al. 1963). Our Gemini-S image shows the prominent optical jet well.</text:p>
      <text:p text:style-name="P1">- <text:span text:style-name="T39">Coordinates:</text:span></text:p>
      <text:p text:style-name="P1"><text:tab/>Equatorial (J2000.0) 187.2779154 <text:s text:c="2"/>2.0523883 12h29m06.6997s +02d03m08.598s</text:p>
      <text:p text:style-name="P1"><text:tab/>Galactic <text:s text:c="12"/>289.9508894 <text:s/>64.3599708</text:p>
      <text:p text:style-name="P1">- <text:span text:style-name="T39">Flux:</text:span></text:p>
      <text:p text:style-name="P1"><text:tab/>850 microns (JCMT)<text:tab/>2268.2<text:tab/><text:tab/>...<text:tab/>milliJy<text:tab/>3.53E+11Hz</text:p>
      <text:p text:style-name="P1"><text:tab/>850 microns (JCMT)<text:tab/>16209.7<text:tab/>...<text:tab/>milliJy<text:tab/>3.53E+11Hz</text:p>
      <text:p text:style-name="P1"/>
      <text:p text:style-name="P1"><text:span text:style-name="T4">Note: </text:span>I353 Not agreed with Tau353</text:p>
      <text:p text:style-name="P1"/>
      <text:p text:style-name="P34">16. 3c274.1</text:p>
      <text:p text:style-name="P11">- <text:span text:style-name="T40">Type: </text:span>RG</text:p>
      <text:p text:style-name="P1">- <text:span text:style-name="T41">Coordinates:</text:span></text:p>
      <text:p text:style-name="P1"><text:tab/>Equatorial (J2000.0) <text:s/>188.861118 <text:s text:c="2"/>21.342990 12h35m26.668s +21d20m34.76s</text:p>
      <text:p text:style-name="P1"><text:tab/>Galactic <text:s text:c="13"/>269.868888 <text:s text:c="2"/>83.163065 <text:s/></text:p>
      <text:p text:style-name="P1">- <text:span text:style-name="T42">Flux:</text:span></text:p>
      <text:p text:style-name="P1"><text:tab/>10.7 GHz (NRAO)<text:tab/>0.42<text:tab/>+/- 0.04<text:tab/>Jy<text:tab/>1.07E+10Hz</text:p>
      <text:p text:style-name="P1"><text:tab/>15 microns (IRS)<text:tab/><text:span text:style-name="T71">&lt;</text:span>0.9<text:tab/><text:tab/><text:tab/>milliJy<text:tab/>2.00E+13<text:span text:style-name="T72">Hz</text:span></text:p>
      <text:p text:style-name="P64">17. 3c310</text:p>
      <text:p text:style-name="P12">- <text:span text:style-name="T43">Type:</text:span> <text:s/>radio galaxy 3C310, 3C310 is also a powerful radio galaxy at z = 0.054</text:p>
      <text:p text:style-name="P12">- <text:span text:style-name="T44">Coordinates:</text:span></text:p>
      <text:p text:style-name="P1"><text:tab/>Equatorial (J2000.0) <text:s text:c="2"/>226.23833 <text:s text:c="3"/>26.01500 <text:s text:c="2"/>15h04m57.2s <text:s text:c="3"/>+26d00m54s</text:p>
      <text:p text:style-name="P1"><text:tab/>Galactic <text:s text:c="15"/>38.49573 <text:s text:c="3"/>60.21357 </text:p>
      <text:p text:style-name="P1">- <text:span text:style-name="T45">Flux:</text:span></text:p>
      <text:p text:style-name="P1"><text:tab/>10700 MHz<text:tab/><text:tab/>0.338<text:tab/>+/- 0.028<text:tab/>Jy<text:tab/>1.07E+10<text:span text:style-name="T70">Hz</text:span></text:p>
      <text:p text:style-name="P1"><text:tab/>15 microns (Spitzer)<text:tab/>0.84<text:tab/>+/- 0.06<text:tab/>milliJy<text:tab/>2.00E+13<text:span text:style-name="T70">Hz</text:span></text:p>
      <text:p text:style-name="P1"/>
      <text:p text:style-name="P35">18. 3c315</text:p>
      <text:p text:style-name="P13">- <text:span text:style-name="T46">Type: </text:span><text:s/>X-shaped peculiar radio galaxy 3C315, Gpair</text:p>
      <text:p text:style-name="P13">- <text:span text:style-name="T47">Coordinates: </text:span></text:p>
      <text:p text:style-name="P1"><text:tab/>Equatorial (J2000.0) <text:s/>228.416983 <text:s text:c="2"/>26.125335 15h13m40.076s +26d07m31.21s</text:p>
      <text:p text:style-name="P1"><text:tab/>Galactic <text:s text:c="14"/>39.361345 <text:s text:c="2"/>58.304052 </text:p>
      <text:p text:style-name="P1">- <text:span text:style-name="T48">Flux:</text:span></text:p>
      <text:p text:style-name="P1"><text:tab/>IRAS 100 microns <text:tab/><text:span text:style-name="T69">&lt;</text:span>280.<text:tab/><text:tab/><text:tab/>milliJy<text:tab/>3.00E+12Hz</text:p>
      <text:p text:style-name="P1"><text:tab/>10700 MHz<text:tab/> <text:tab/>0.694<text:tab/>+/- 0.047<text:tab/>Jy<text:tab/>1.07E+10Hz</text:p>
      <text:p text:style-name="P1"/>
      <text:p text:style-name="P36">19. 3c318</text:p>
      <text:p text:style-name="P14">- <text:span text:style-name="T49">Type: </text:span>radio-loud quasar 3C318, a radio-loud quasar at z=1.574</text:p>
      <text:p text:style-name="P14">- <text:span text:style-name="T50">Coordinates:</text:span></text:p>
      <text:p text:style-name="P1"><text:tab/>Equatorial (J2000.0) 230.0227005 <text:s/>20.2682671 15h20m05.448s +20d16m05.76s</text:p>
      <text:p text:style-name="P1"><text:tab/>Galactic <text:s text:c="13"/>29.6418647 <text:s/>55.4157115 <text:s text:c="3"/></text:p>
      <text:p text:style-name="P1">- <text:span text:style-name="T50">Flux:</text:span></text:p>
      <text:p text:style-name="P1"><text:tab/>850 microns (SCUBA)<text:tab/>7.78<text:tab/>+/- 1.00<text:tab/>milliJy<text:tab/>3.53E+11</text:p>
      <text:p text:style-name="P1"/>
      <text:p text:style-name="P37">20. 3c333</text:p>
      <text:p text:style-name="P15">- <text:span text:style-name="T51">Type: </text:span>RG</text:p>
      <text:p text:style-name="P57">- Coordinates:</text:p>
      <text:p text:style-name="P1"><text:tab/>Equatorial (J2000.0) 244.3156116 <text:s/>21.1246620 16h17m15.747s +21d07m28.78s</text:p>
      <text:p text:style-name="P1"><text:tab/>Galactic <text:s text:c="13"/>37.2988291 <text:s/>42.9713670 </text:p>
      <text:p text:style-name="P1">- <text:span text:style-name="T52">Flux:</text:span></text:p>
      <text:p text:style-name="P1"><text:tab/>5000 MHz<text:tab/>0.550<text:tab/>...<text:tab/>Jy<text:tab/>5.00E+09Hz</text:p>
      <text:p text:style-name="P1"><text:soft-page-break/><text:tab/>4.85 GHz<text:tab/>560<text:tab/>+/- 75<text:tab/>milliJy<text:tab/>4.85E+09Hz</text:p>
      <text:p text:style-name="P1"/>
      <text:p text:style-name="P38">21. 3C348</text:p>
      <text:p text:style-name="P16">- <text:span text:style-name="T53">Type: </text:span>Hercules A. Radio Galaxy.</text:p>
      <text:p text:style-name="P1">- <text:span text:style-name="T54">Coordinates:</text:span></text:p>
      <text:p text:style-name="P1"><text:tab/>Equatorial (J2000.0) <text:s/>252.783945 <text:s text:c="3"/>4.992588 16h51m08.147s +04d59m33.32s</text:p>
      <text:p text:style-name="P1"><text:tab/>Galactic <text:s text:c="14"/>23.048963 <text:s text:c="2"/>28.947074 <text:s/></text:p>
      <text:p text:style-name="P1">- <text:span text:style-name="T55">Flux:</text:span></text:p>
      <text:p text:style-name="P1"><text:tab/>94 GHz (WMAP)<text:tab/>0.2<text:tab/>+/- 0.4<text:tab/><text:tab/>Jy<text:tab/>9.40E+10Hz</text:p>
      <text:p text:style-name="P1"><text:tab/>160 microns (MIPS)<text:tab/>134.3<text:tab/>+/- 15.8<text:tab/>milliJy<text:tab/>1.92E+12Hz</text:p>
      <text:p text:style-name="P1"/>
      <text:p text:style-name="P39">22. 4c13.65</text:p>
      <text:p text:style-name="P17">- <text:span text:style-name="T56">Type: </text:span>RadioS</text:p>
      <text:p text:style-name="P1">- <text:span text:style-name="T57">Coordinates:</text:span></text:p>
      <text:p text:style-name="P1"><text:tab/>Equatorial (J2000.0) <text:s/>269.629389 <text:s text:c="2"/>13.476240 17h58m31.053s +13d28m34.46s</text:p>
      <text:p text:style-name="P1"><text:tab/>Galactic <text:s text:c="14"/>39.316093 <text:s text:c="2"/>17.718532 <text:s text:c="10"/></text:p>
      <text:p text:style-name="P1">- <text:span text:style-name="T58">Flux: </text:span></text:p>
      <text:p text:style-name="P1"><text:tab/>5000 MHz<text:tab/>0.760<text:tab/>...<text:tab/> <text:tab/>Jy<text:tab/>5.00E+09<text:span text:style-name="T68">H</text:span>z</text:p>
      <text:p text:style-name="P1"><text:tab/>4.85 GHz<text:tab/>803<text:tab/>+/- 110<text:tab/> <text:tab/>milliJy<text:tab/>4.85E+09<text:span text:style-name="T68">Hz</text:span></text:p>
      <text:p text:style-name="P1"/>
      <text:p text:style-name="P40">23. 3c409</text:p>
      <text:p text:style-name="P18">- <text:span text:style-name="T59">Type:</text:span> <text:s/>Radio Source Galactic background 3C409</text:p>
      <text:p text:style-name="P18">- <text:span text:style-name="T60">Coordinates:</text:span></text:p>
      <text:p text:style-name="P1"><text:tab/>Equatorial (J2000.0) 303.6149855 <text:s/>23.5813630 20h14m27.596s +23d34m52.91s</text:p>
      <text:p text:style-name="P1"><text:tab/>Galactic <text:s text:c="13"/>63.3980666 <text:s/>-6.1216013</text:p>
      <text:p text:style-name="P1">- <text:span text:style-name="T60">Flux: </text:span></text:p>
      <text:p text:style-name="P1"><text:tab/>2 keV (Einstein)<text:tab/>-6.72<text:tab/>+/- 13.6%<text:tab/>log (Jy)<text:tab/>4.84E+17Hz</text:p>
      <text:p text:style-name="P1"><text:tab/>10.7 GHz (NRAO)<text:tab/>1.30<text:tab/>+/- 0.05<text:tab/>Jy<text:tab/><text:tab/>1.07E+10<text:span text:style-name="T61">Hz</text:span></text:p>
      <text:p text:style-name="P1"><text:tab/>5000 MHz<text:tab/><text:tab/>3.010<text:tab/>...<text:tab/><text:tab/>Jy<text:tab/><text:tab/>5.00E+09<text:span text:style-name="T61">Hz</text:span></text:p>
      <text:p text:style-name="P1"/>
      <text:p text:style-name="P65">24. 3c433</text:p>
      <text:p text:style-name="P19">- <text:span text:style-name="T62">Type:</text:span> unusual double-lobed radio galaxy 3C433</text:p>
      <text:p text:style-name="P19">- <text:span text:style-name="T63">Coordinates:</text:span></text:p>
      <text:p text:style-name="P1"><text:tab/>Equatorial (J2000.0) <text:s/>320.935559 <text:s text:c="2"/>25.069967 21h23m44.534s +25d04m11.88s</text:p>
      <text:p text:style-name="P1"><text:tab/>Galactic <text:s text:c="14"/>74.476428 <text:s/>-17.694500 <text:s/></text:p>
      <text:p text:style-name="P1">- <text:span text:style-name="T64">Flux:</text:span></text:p>
      <text:p text:style-name="P1"><text:tab/>3 mm (IRAM 30m)<text:tab/>91.29<text:tab/>+/- 0.76<text:tab/>milliJy<text:tab/>9.99E+10Hz</text:p>
      <text:p text:style-name="P1"><text:tab/>IRAS 100 microns<text:tab/>1200.<text:tab/><text:tab/><text:tab/>milliJy<text:tab/>3.00E+12Hz</text:p>
      <text:p text:style-name="P1"/>
      <text:p text:style-name="P41">25. 3c454.0</text:p>
      <text:p text:style-name="P20">- <text:span text:style-name="T65">Type:</text:span> Quasar</text:p>
      <text:p text:style-name="P20">- <text:span text:style-name="T66">Coordinates:</text:span></text:p>
      <text:p text:style-name="P1"><text:tab/>Equatorial (J2000.0) 342.8947335 <text:s/>18.8111431 22h51m34.736s +18d48m40.12s</text:p>
      <text:p text:style-name="P1"><text:tab/>Galactic <text:s text:c="13"/>87.3534755 -35.6484527 <text:s text:c="5"/></text:p>
      <text:p text:style-name="P1">- <text:span text:style-name="T66">Flux:</text:span></text:p>
      <text:p text:style-name="P1"><text:tab/>14900 MHz<text:tab/>0.300<text:tab/>+/- 0.010<text:tab/>Jy<text:tab/>1.49E+10<text:span text:style-name="T67">Hz</text:span></text:p>
      <text:p text:style-name="P1"><text:tab/>10700 MHz<text:tab/>0.394<text:tab/>+/- 0.028<text:tab/>Jy<text:tab/>1.07E+10<text:span text:style-name="T67">H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4:17:43.680184165</meta:creation-date>
    <dc:date>2016-05-13T13:17:23.701169743</dc:date>
    <meta:editing-duration>PT29M29S</meta:editing-duration>
    <meta:editing-cycles>190</meta:editing-cycles>
    <meta:generator>LibreOffice/5.0.5.2$Linux_X86_64 LibreOffice_project/00m0$Build-2</meta:generator>
    <meta:document-statistic meta:table-count="0" meta:image-count="0" meta:object-count="0" meta:page-count="5" meta:paragraph-count="212" meta:word-count="1018" meta:character-count="7603" meta:non-whitespace-character-count="6144"/>
  </office:meta>
</office:document-meta>
</file>